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d3fcc" officeooo:paragraph-rsid="000d3fcc"/>
    </style:style>
    <style:style style:name="P2" style:family="paragraph" style:parent-style-name="Standard">
      <style:text-properties style:text-underline-style="solid" style:text-underline-width="auto" style:text-underline-color="font-color" officeooo:rsid="000d3fcc" officeooo:paragraph-rsid="000d3fcc"/>
    </style:style>
    <style:style style:name="P3" style:family="paragraph" style:parent-style-name="Standard">
      <style:text-properties style:text-underline-style="solid" style:text-underline-width="auto" style:text-underline-color="font-color" officeooo:rsid="000f3538" officeooo:paragraph-rsid="000f3538"/>
    </style:style>
    <style:style style:name="P4" style:family="paragraph" style:parent-style-name="Standard">
      <style:text-properties style:text-underline-style="solid" style:text-underline-width="auto" style:text-underline-color="font-color" officeooo:rsid="000fadf8" officeooo:paragraph-rsid="000fadf8"/>
    </style:style>
    <style:style style:name="P5" style:family="paragraph" style:parent-style-name="Standard">
      <style:text-properties style:text-underline-style="solid" style:text-underline-width="auto" style:text-underline-color="font-color" officeooo:rsid="0010d0d0" officeooo:paragraph-rsid="0010d0d0"/>
    </style:style>
    <style:style style:name="P6" style:family="paragraph" style:parent-style-name="Standard">
      <style:text-properties style:text-underline-style="solid" style:text-underline-width="auto" style:text-underline-color="font-color" officeooo:rsid="00137aca" officeooo:paragraph-rsid="00137aca"/>
    </style:style>
    <style:style style:name="P7" style:family="paragraph" style:parent-style-name="Standard">
      <style:text-properties style:text-underline-style="none" officeooo:rsid="000d3fcc" officeooo:paragraph-rsid="000d3fcc"/>
    </style:style>
    <style:style style:name="P8" style:family="paragraph" style:parent-style-name="Standard">
      <style:text-properties style:text-underline-style="none" officeooo:rsid="000d3fcc" officeooo:paragraph-rsid="000f6085"/>
    </style:style>
    <style:style style:name="P9" style:family="paragraph" style:parent-style-name="Standard">
      <style:text-properties style:text-underline-style="none" officeooo:rsid="000d3fcc" officeooo:paragraph-rsid="000fadf8"/>
    </style:style>
    <style:style style:name="P10" style:family="paragraph" style:parent-style-name="Standard">
      <style:text-properties style:text-underline-style="none" officeooo:rsid="000d3fcc" officeooo:paragraph-rsid="0011dd7d"/>
    </style:style>
    <style:style style:name="P11" style:family="paragraph" style:parent-style-name="Standard">
      <style:text-properties style:text-underline-style="none" officeooo:rsid="000f3538" officeooo:paragraph-rsid="000f3538"/>
    </style:style>
    <style:style style:name="P12" style:family="paragraph" style:parent-style-name="Standard">
      <style:text-properties style:text-underline-style="none" officeooo:rsid="000f6085" officeooo:paragraph-rsid="000f6085"/>
    </style:style>
    <style:style style:name="P13" style:family="paragraph" style:parent-style-name="Standard">
      <style:text-properties style:text-underline-style="none" officeooo:rsid="000fadf8" officeooo:paragraph-rsid="000fadf8"/>
    </style:style>
    <style:style style:name="P14" style:family="paragraph" style:parent-style-name="Standard">
      <style:text-properties style:text-underline-style="none" officeooo:rsid="0010d0d0" officeooo:paragraph-rsid="0010d0d0"/>
    </style:style>
    <style:style style:name="P15" style:family="paragraph" style:parent-style-name="Standard">
      <style:text-properties style:text-underline-style="none" officeooo:rsid="0011dd7d" officeooo:paragraph-rsid="0011dd7d"/>
    </style:style>
    <style:style style:name="P16" style:family="paragraph" style:parent-style-name="Standard">
      <style:text-properties officeooo:rsid="00137aca" officeooo:paragraph-rsid="00137aca"/>
    </style:style>
    <style:style style:name="P17" style:family="paragraph" style:parent-style-name="Standard">
      <style:text-properties officeooo:rsid="00144415" officeooo:paragraph-rsid="00144415"/>
    </style:style>
    <style:style style:name="P18" style:family="paragraph" style:parent-style-name="Standard" style:list-style-name="L1">
      <style:text-properties officeooo:rsid="00144415" officeooo:paragraph-rsid="00144415"/>
    </style:style>
    <style:style style:name="P19" style:family="paragraph" style:parent-style-name="Standard" style:list-style-name="L2">
      <style:text-properties officeooo:rsid="00144415" officeooo:paragraph-rsid="00144415"/>
    </style:style>
    <style:style style:name="P20" style:family="paragraph" style:parent-style-name="Standard" style:list-style-name="L3">
      <style:text-properties style:text-underline-style="none" officeooo:rsid="000d3fcc" officeooo:paragraph-rsid="000d3fcc"/>
    </style:style>
    <style:style style:name="P21" style:family="paragraph" style:parent-style-name="Standard" style:list-style-name="L4">
      <style:text-properties style:text-underline-style="none" officeooo:rsid="000f6085" officeooo:paragraph-rsid="000f6085"/>
    </style:style>
    <style:style style:name="P22" style:family="paragraph" style:parent-style-name="Standard" style:list-style-name="L5">
      <style:text-properties style:text-underline-style="none" officeooo:rsid="000fadf8" officeooo:paragraph-rsid="000fadf8"/>
    </style:style>
    <style:style style:name="P23" style:family="paragraph" style:parent-style-name="Standard" style:list-style-name="L6">
      <style:text-properties style:text-underline-style="none" officeooo:rsid="0011dd7d" officeooo:paragraph-rsid="0011dd7d"/>
    </style:style>
    <style:style style:name="P24" style:family="paragraph" style:parent-style-name="Standard" style:list-style-name="L7">
      <style:text-properties style:text-underline-style="none" officeooo:rsid="0011dd7d" officeooo:paragraph-rsid="0011dd7d"/>
    </style:style>
    <style:style style:name="P25" style:family="paragraph" style:parent-style-name="Standard">
      <style:text-properties style:text-underline-style="solid" style:text-underline-width="auto" style:text-underline-color="font-color" officeooo:rsid="0011dd7d" officeooo:paragraph-rsid="0011dd7d"/>
    </style:style>
    <style:style style:name="P26" style:family="paragraph" style:parent-style-name="Standard">
      <style:text-properties officeooo:paragraph-rsid="00150ef9"/>
    </style:style>
    <style:style style:name="P27" style:family="paragraph" style:parent-style-name="Standard" style:list-style-name="L9">
      <style:text-properties officeooo:rsid="00150ef9" officeooo:paragraph-rsid="00150ef9"/>
    </style:style>
    <style:style style:name="P28" style:family="paragraph" style:parent-style-name="Standard" style:list-style-name="L11">
      <style:text-properties officeooo:rsid="0016a727" officeooo:paragraph-rsid="0016a727"/>
    </style:style>
    <style:style style:name="P29" style:family="paragraph" style:parent-style-name="Standard" style:list-style-name="L10">
      <style:text-properties officeooo:rsid="0018c23a" officeooo:paragraph-rsid="0018c23a"/>
    </style:style>
    <style:style style:name="P30" style:family="paragraph" style:parent-style-name="Standard" style:list-style-name="L12">
      <style:text-properties officeooo:rsid="0018c23a" officeooo:paragraph-rsid="0018c23a"/>
    </style:style>
    <style:style style:name="P31" style:family="paragraph" style:parent-style-name="Standard" style:list-style-name="L12">
      <style:text-properties officeooo:rsid="00191388" officeooo:paragraph-rsid="00191388"/>
    </style:style>
    <style:style style:name="P32" style:family="paragraph" style:parent-style-name="Standard" style:list-style-name="L10">
      <style:text-properties officeooo:rsid="00191388" officeooo:paragraph-rsid="00191388"/>
    </style:style>
    <style:style style:name="P33" style:family="paragraph" style:parent-style-name="Standard" style:list-style-name="L10">
      <style:text-properties officeooo:rsid="00199681" officeooo:paragraph-rsid="00199681"/>
    </style:style>
    <style:style style:name="P34" style:family="paragraph" style:parent-style-name="Standard" style:list-style-name="L12">
      <style:text-properties officeooo:rsid="001adbf1" officeooo:paragraph-rsid="001adbf1"/>
    </style:style>
    <style:style style:name="T1" style:family="text">
      <style:text-properties officeooo:rsid="000f3538"/>
    </style:style>
    <style:style style:name="T2" style:family="text">
      <style:text-properties style:text-underline-style="solid" style:text-underline-width="auto" style:text-underline-color="font-color" fo:font-weight="bold" officeooo:rsid="00150ef9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6a727" style:font-weight-asian="bold" style:font-weight-complex="bold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184a22" style:font-weight-asian="normal" style:font-weight-complex="normal"/>
    </style:style>
    <style:style style:name="T6" style:family="text">
      <style:text-properties style:text-underline-style="none" fo:font-weight="normal" officeooo:rsid="001c4576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Security Engineer:</text:p>
      <text:p text:style-name="P16">Specialist with the focus to protect systems, applications, and data by identifying vulnerabilities</text:p>
      <text:p text:style-name="P16"/>
      <text:p text:style-name="P17">In scope activities:</text:p>
      <text:list xml:id="list3424507700" text:style-name="L1">
        <text:list-item>
          <text:p text:style-name="P18">Performing security assessments</text:p>
        </text:list-item>
        <text:list-item>
          <text:p text:style-name="P18">Implementing security controls/monitoring</text:p>
        </text:list-item>
        <text:list-item>
          <text:p text:style-name="P18">Ensuring compliance with security standards</text:p>
        </text:list-item>
      </text:list>
      <text:p text:style-name="P17">Out of scope activities:</text:p>
      <text:list xml:id="list4219946171" text:style-name="L2">
        <text:list-item>
          <text:p text:style-name="P19">Setting the project vision</text:p>
        </text:list-item>
        <text:list-item>
          <text:p text:style-name="P19">Writing user stories</text:p>
        </text:list-item>
        <text:list-item>
          <text:p text:style-name="P19">Managing project deadlines</text:p>
        </text:list-item>
        <text:list-item>
          <text:p text:style-name="P19">Leading non-security development work</text:p>
        </text:list-item>
      </text:list>
      <text:p text:style-name="P1"/>
      <text:p text:style-name="P1">Euan Showers III is a Scum Manager and Software <text:span text:style-name="T1">Developer</text:span>.</text:p>
      <text:p text:style-name="P1"/>
      <text:p text:style-name="P2">Scrum Manager:</text:p>
      <text:p text:style-name="P7">It is a leader that’s main focus is to coach the team and organisation to ensure that the team keeps good progress and ensure it meets the deadlines</text:p>
      <text:p text:style-name="P7"/>
      <text:p text:style-name="P7">In/Out of scope activities:</text:p>
      <text:list xml:id="list548197061" text:style-name="L3">
        <text:list-item>
          <text:p text:style-name="P20">Setting the product vision</text:p>
        </text:list-item>
        <text:list-item>
          <text:p text:style-name="P20">Writing user stories</text:p>
        </text:list-item>
        <text:list-item>
          <text:p text:style-name="P20">Performing hands-on development</text:p>
        </text:list-item>
        <text:list-item>
          <text:p text:style-name="P20">Testing</text:p>
        </text:list-item>
      </text:list>
      <text:p text:style-name="P7"/>
      <text:p text:style-name="P3">Software Developer:</text:p>
      <text:p text:style-name="P11">Designs, codes, tests, and maintains software and systems to meet user and business needs, working through the entire software development lifecycle from concept to deployment and ongoing maintenance</text:p>
      <text:p text:style-name="P11"/>
      <text:p text:style-name="P8">In/Out of scope activities:</text:p>
      <text:list xml:id="list3439578313" text:style-name="L4">
        <text:list-item>
          <text:p text:style-name="P21">Routine end-user support</text:p>
        </text:list-item>
        <text:list-item>
          <text:p text:style-name="P21">Project management tasks (e.g., budget allocation)</text:p>
        </text:list-item>
        <text:list-item>
          <text:p text:style-name="P21">Handling unrelated business functions</text:p>
        </text:list-item>
      </text:list>
      <text:p text:style-name="P12"/>
      <text:p text:style-name="P4">UI/UX Designer:</text:p>
      <text:p text:style-name="P13">They create the look, feeling and interactivity of a project</text:p>
      <text:p text:style-name="P13"/>
      <text:p text:style-name="P9">In scope activities:</text:p>
      <text:list xml:id="list1979076142" text:style-name="L5">
        <text:list-item>
          <text:p text:style-name="P22">Conduct usability testing</text:p>
        </text:list-item>
        <text:list-item>
          <text:p text:style-name="P22">Create wireframes and mock-ups of the app</text:p>
        </text:list-item>
      </text:list>
      <text:p text:style-name="P13"/>
      <text:p text:style-name="P5">Technical Lead:</text:p>
      <text:p text:style-name="P14">Guide the overall direction of the app and make sure it is developed to a high standard</text:p>
      <text:p text:style-name="P14"/>
      <text:p text:style-name="P10">In scope activities:</text:p>
      <text:list xml:id="list2524246595" text:style-name="L6">
        <text:list-item>
          <text:p text:style-name="P23">Making key technical decisions</text:p>
        </text:list-item>
        <text:list-item>
          <text:p text:style-name="P23">Troubleshooting and solving technical issues</text:p>
        </text:list-item>
      </text:list>
      <text:p text:style-name="P15">Out of scope activities:</text:p>
      <text:list xml:id="list2894995639" text:style-name="L7">
        <text:list-item>
          <text:p text:style-name="P24">Managing sales and marketing</text:p>
        </text:list-item>
        <text:list-item>
          <text:p text:style-name="P24">User interface</text:p>
        </text:list-item>
        <text:list-item>
          <text:p text:style-name="P24">Conducting user research</text:p>
        </text:list-item>
      </text:list>
      <text:p text:style-name="P15"><text:soft-page-break/></text:p>
      <text:p text:style-name="P25"/>
      <text:p text:style-name="P26"><text:span text:style-name="T2">For </text:span><text:span text:style-name="T3">Jurassic World </text:span><text:span text:style-name="T2">Video:</text:span></text:p>
      <text:list xml:id="list3226925179" text:style-name="L9">
        <text:list-item>
          <text:p text:style-name="P27"><text:span text:style-name="T4">What are the roles of the individuals in the project?</text:span></text:p>
        </text:list-item>
      </text:list>
      <text:list xml:id="list4023055347" text:style-name="L10">
        <text:list-item>
          <text:p text:style-name="P29"><text:span text:style-name="T4">Concept artists/visuals</text:span></text:p>
        </text:list-item>
        <text:list-item>
          <text:p text:style-name="P29"><text:span text:style-name="T4">Product designers</text:span></text:p>
        </text:list-item>
        <text:list-item>
          <text:p text:style-name="P29"><text:span text:style-name="T4">engineers</text:span></text:p>
        </text:list-item>
        <text:list-item>
          <text:p text:style-name="P29"><text:span text:style-name="T4">Construction/contractors</text:span></text:p>
        </text:list-item>
        <text:list-item>
          <text:p text:style-name="P29"><text:span text:style-name="T4">Project managers</text:span></text:p>
        </text:list-item>
        <text:list-item>
          <text:p text:style-name="P32"><text:span text:style-name="T4">Prop designer (raptors, carts)</text:span></text:p>
        </text:list-item>
        <text:list-item>
          <text:p text:style-name="P33"><text:span text:style-name="T4">Safety testing</text:span></text:p>
        </text:list-item>
      </text:list>
      <text:list xml:id="list153646679809087" text:continue-list="list3226925179" text:style-name="L9">
        <text:list-item>
          <text:p text:style-name="P27"><text:span text:style-name="T4">What happened at each s</text:span><text:span text:style-name="T5">t</text:span><text:span text:style-name="T4">age of the projects lifecycle?</text:span></text:p>
        </text:list-item>
      </text:list>
      <text:list xml:id="list3026260455" text:style-name="L11">
        <text:list-item>
          <text:p text:style-name="P28"><text:span text:style-name="T4">Blue sky – research, planning the roller coaster designs and experience</text:span></text:p>
        </text:list-item>
      </text:list>
      <text:list xml:id="list153646444390885" text:continue-list="list153646679809087" text:style-name="L9">
        <text:list-item>
          <text:p text:style-name="P27"><text:span text:style-name="T4">What are the functional and non-functional requirements of the project?</text:span></text:p>
        </text:list-item>
      </text:list>
      <text:list xml:id="list322243593" text:style-name="L12">
        <text:list-item>
          <text:p text:style-name="P30"><text:span text:style-name="T4">Thrilling</text:span></text:p>
        </text:list-item>
        <text:list-item>
          <text:p text:style-name="P30"><text:span text:style-name="T4">Functional</text:span></text:p>
        </text:list-item>
        <text:list-item>
          <text:p text:style-name="P30"><text:span text:style-name="T4">Fast</text:span></text:p>
        </text:list-item>
        <text:list-item>
          <text:p text:style-name="P30"><text:span text:style-name="T4">Authentic</text:span></text:p>
        </text:list-item>
        <text:list-item>
          <text:p text:style-name="P30"><text:span text:style-name="T4">Scary</text:span></text:p>
        </text:list-item>
        <text:list-item>
          <text:p text:style-name="P30"><text:span text:style-name="T4">Interior design – UX</text:span></text:p>
        </text:list-item>
        <text:list-item>
          <text:p text:style-name="P34"><text:span text:style-name="T6">Environment</text:span><text:span text:style-name="T4"> design</text:span></text:p>
        </text:list-item>
        <text:list-item>
          <text:p text:style-name="P31"><text:span text:style-name="T4">Feasibility testing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2T14:35:40.884585875</meta:creation-date>
    <dc:date>2025-09-12T15:35:43.976361915</dc:date>
    <meta:editing-duration>PT35M26S</meta:editing-duration>
    <meta:editing-cycles>16</meta:editing-cycles>
    <meta:generator>LibreOffice/7.3.7.2$Linux_X86_64 LibreOffice_project/30$Build-2</meta:generator>
    <meta:document-statistic meta:table-count="0" meta:image-count="0" meta:object-count="0" meta:page-count="2" meta:paragraph-count="59" meta:word-count="327" meta:character-count="2063" meta:non-whitespace-character-count="1833"/>
  </office:meta>
</office:document-meta>
</file>